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07cm"/>
    </style:style>
    <style:style style:name="co3" style:family="table-column">
      <style:table-column-properties fo:break-before="auto" style:column-width="9.641cm"/>
    </style:style>
    <style:style style:name="co4" style:family="table-column">
      <style:table-column-properties fo:break-before="auto" style:column-width="4.5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onnectors" table:style-name="ta1"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connection_string</text:p>
          </table:table-cell>
          <table:table-cell office:value-type="string" calcext:value-type="string">
            <text:p>is_read_only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est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or=ConnectorTest;host=0.0.0.0;port=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Тестовый коннектор</text:p>
          </table:table-cell>
        </table:table-row>
        <table:table-row table:style-name="ro1">
          <table:table-cell office:value-type="string" calcext:value-type="string">
            <text:p>test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ector=ConnectorTest;host=0.0.0.0;port=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Тестовый коннектор</text:p>
          </table:table-cell>
        </table:table-row>
        <table:table-row table:style-name="ro1">
          <table:table-cell office:value-type="string" calcext:value-type="string">
            <text:p>test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nector=ConnectorTest;host=0.0.0.0;port=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Тестовый коннектор</text:p>
          </table:table-cell>
        </table:table-row>
        <table:table-row table:style-name="ro1">
          <table:table-cell office:value-type="string" calcext:value-type="string">
            <text:p>modb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or=ModBus;host=localhost;port=5502;unit_id=1;timeout=5;auto_open=true;auto_close=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одбас коннектор</text:p>
          </table:table-cell>
        </table:table-row>
        <table:table-row table:style-name="ro1">
          <table:table-cell office:value-type="string" calcext:value-type="string">
            <text:p>test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nector=ConnectorTest;host=0.0.0.0;port=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Тестовый коннектор</text:p>
          </table:table-cell>
        </table:table-row>
      </table:table>
      <table:table table:name="Tags" table:style-name="ta1"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_</text:p>
          </table:table-cell>
          <table:table-cell office:value-type="string" calcext:value-type="string">
            <text:p>connector_name</text:p>
          </table:table-cell>
          <table:table-cell office:value-type="string" calcext:value-type="string">
            <text:p>is_log</text:p>
          </table:table-cell>
          <table:table-cell office:value-type="string" calcext:value-type="string">
            <text:p>max_</text:p>
          </table:table-cell>
          <table:table-cell office:value-type="string" calcext:value-type="string">
            <text:p>min_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ag_1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Расчётный тег</text:p>
          </table:table-cell>
        </table:table-row>
        <table:table-row table:style-name="ro1">
          <table:table-cell office:value-type="string" calcext:value-type="string">
            <text:p>Tag_2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Расчётный тег</text:p>
          </table:table-cell>
        </table:table-row>
        <table:table-row table:style-name="ro1">
          <table:table-cell office:value-type="string" calcext:value-type="string">
            <text:p>Tag_3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Расчётный тег</text:p>
          </table:table-cell>
        </table:table-row>
        <table:table-row table:style-name="ro1">
          <table:table-cell office:value-type="string" calcext:value-type="string">
            <text:p>Tag_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Расчётный тег</text:p>
          </table:table-cell>
        </table:table-row>
        <table:table-row table:style-name="ro1">
          <table:table-cell office:value-type="string" calcext:value-type="string">
            <text:p>Tag_5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unc=sin;period=1;scale=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6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unc=sin;period=1;scale=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7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unc=sin;period=1;scale=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8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unc=sin;period=1;scale=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9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unc=sin;period=1;scale=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10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unc=sin;period=1;scale=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11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unc=sin;period=1;scale=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12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unc=sin;period=1;scale=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13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unc=sin;period=1;scale=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1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unc=sin;period=1;scale=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15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unc=sin;period=1;scale=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16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unc=sin;period=1;scale=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17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unc=sin;period=1;scale=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18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unc=sin;period=1;scale=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19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unc=sin;period=1;scale=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20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unc=sin;period=1;scale=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21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unc=sin;period=1;scale=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22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unc=sin;period=1;scale=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23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unc=sin;period=1;scale=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2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unc=sin;period=1;scale=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25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unc=sin;period=1;scale=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26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unc=sin;period=1;scale=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27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unc=sin;period=1;scale=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28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unc=sin;period=1;scale=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29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unc=sin;period=1;scale=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30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unc=sin;period=1;scale=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31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unc=sin;period=1;scale=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32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unc=sin;period=1;scale=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33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unc=sin;period=1;scale=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3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unc=sin;period=1;scale=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35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unc=sin;period=1;scale=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36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unc=sin;period=1;scale=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37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unc=sin;period=1;scale=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38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unc=sin;period=1;scale=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39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unc=sin;period=1;scale=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40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unc=cos;period=1;scale=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41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unc=cos;period=1;scale=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42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unc=cos;period=1;scale=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43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unc=cos;period=1;scale=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4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unc=cos;period=1;scale=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45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unc=cos;period=1;scale=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46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unc=cos;period=1;scale=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47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unc=cos;period=1;scale=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48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unc=cos;period=1;scale=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49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unc=cos;period=1;scale=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50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unc=cos;period=1;scale=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51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unc=cos;period=1;scale=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52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unc=cos;period=1;scale=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53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unc=cos;period=1;scale=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5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unc=cos;period=1;scale=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55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unc=cos;period=1;scale=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56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unc=cos;period=1;scale=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57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unc=cos;period=1;scale=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58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unc=cos;period=1;scale=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59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unc=cos;period=1;scale=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60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unc=cos;period=1;scale=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61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unc=cos;period=1;scale=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62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unc=cos;period=1;scale=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63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unc=cos;period=1;scale=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6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unc=cos;period=1;scale=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65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unc=cos;period=1;scale=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66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unc=cos;period=1;scale=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67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unc=cos;period=1;scale=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68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unc=cos;period=1;scale=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69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unc=cos;period=1;scale=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70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unc=cos;period=1;scale=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71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unc=cos;period=1;scale=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72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unc=cos;period=1;scale=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73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unc=cos;period=1;scale=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7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unc=cos;period=1;scale=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75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unc=cos;period=1;scale=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76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unc=cos;period=1;scale=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77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unc=cos;period=1;scale=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78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unc=cos;period=1;scale=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79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unc=cos;period=1;scale=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80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unc=rnd;scale=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81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unc=rnd;scale=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82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unc=rnd;scale=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83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unc=rnd;scale=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8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unc=rnd;scale=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85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unc=rnd;scale=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86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unc=rnd;scale=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87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unc=rnd;scale=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88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unc=rnd;scale=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89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unc=rnd;scale=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90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unc=rnd;scale=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91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unc=rnd;scale=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92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unc=rnd;scale=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93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unc=rnd;scale=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9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unc=rnd;scale=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95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unc=rnd;scale=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96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unc=rnd;scale=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97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unc=rnd;scale=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98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unc=rnd;scale=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99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unc=rnd;scale=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M_1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modbu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:0: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M_2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modbu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:1: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M_3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modbu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:2: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M_4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modbu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:3: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M_5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modbu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:4: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100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unc=line;scale=1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</table:table>
      <table:table table:name="Script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is_active</text:p>
          </table:table-cell>
          <table:table-cell office:value-type="string" calcext:value-type="string">
            <text:p>description</text:p>
          </table:table-cell>
        </table:table-row>
        <table:table-row table:style-name="ro2">
          <table:table-cell office:value-type="string" calcext:value-type="string">
            <text:p>10_scri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 random as rnd</text:p>
            <text:p>tgv = self.server.get('Tag_1')</text:p>
            <text:p>tgv.value = rnd.uniform(0,100)</text:p>
            <text:p>tgv.status = 0</text:p>
            <text:p>self.server.set(tgv)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имер расчёта</text:p>
          </table:table-cell>
        </table:table-row>
        <table:table-row table:style-name="ro3">
          <table:table-cell office:value-type="string" calcext:value-type="string">
            <text:p>20_scri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 random as rnd</text:p>
            <text:p>tgv = self.server.get('Tag_2')</text:p>
            <text:p>tgv.value = rnd.random()</text:p>
            <text:p>self.server.set(tgv)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имер расчёта</text:p>
          </table:table-cell>
        </table:table-row>
        <table:table-row table:style-name="ro3">
          <table:table-cell office:value-type="string" calcext:value-type="string">
            <text:p>30_scri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 random as rnd</text:p>
            <text:p>tgv = self.server.get('Tag_3')</text:p>
            <text:p>tgv.value = rnd.random()</text:p>
            <text:p>self.server.set(tgv)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имер расчёта</text:p>
          </table:table-cell>
        </table:table-row>
        <table:table-row table:style-name="ro3">
          <table:table-cell office:value-type="string" calcext:value-type="string">
            <text:p>40_scri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 random as rnd</text:p>
            <text:p>tgv = self.server.get('Tag_4')</text:p>
            <text:p>tgv.value = rnd.random()</text:p>
            <text:p>self.server.set(tgv)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имер расчёта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7">00.00.0000</text:date>, <text:time style:data-style-name="N2" text:time-value="15:12:29.0717427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30T13:17:09.964928</meta:creation-date>
    <dc:date>2026-01-07T15:16:01.918564724</dc:date>
    <meta:generator>LibreOffice/24.2.7.2$Linux_X86_64 LibreOffice_project/420$Build-2</meta:generator>
    <meta:editing-cycles>5</meta:editing-cycles>
    <meta:editing-duration>PT6M57S</meta:editing-duration>
    <meta:document-statistic meta:table-count="3" meta:cell-count="1009" meta:object-count="0"/>
  </office:meta>
</office:document-meta>
</file>